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198.78623741362">
            <text:p>1198,78623741</text:p>
          </table:table-cell>
          <table:table-cell table:number-columns-repeated="4" table:style-name="ce1" office:value-type="float" office:value="1061.16886871178">
            <text:p>1061,16886871</text:p>
          </table:table-cell>
          <table:table-cell table:number-columns-repeated="4" table:style-name="ce1" office:value-type="float" office:value="1043.01963606993">
            <text:p>1043,01963607</text:p>
          </table:table-cell>
          <table:table-cell table:number-columns-repeated="8" table:style-name="ce1" office:value-type="float" office:value="1038.34468512782">
            <text:p>1038,34468513</text:p>
          </table:table-cell>
          <table:table-cell table:number-columns-repeated="2" table:style-name="ce1" office:value-type="float" office:value="987.090498173794">
            <text:p>987,09049817</text:p>
          </table:table-cell>
          <table:table-cell table:number-columns-repeated="16" table:style-name="ce1" office:value-type="float" office:value="965.951120051198">
            <text:p>965,95112005</text:p>
          </table:table-cell>
          <table:table-cell table:number-columns-repeated="24" table:style-name="ce1" office:value-type="float" office:value="935.818720797489">
            <text:p>935,81872080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940">
            <text:p>940</text:p>
          </table:table-cell>
          <table:table-cell table:number-columns-repeated="4" office:value-type="float" office:value="1801">
            <text:p>1801</text:p>
          </table:table-cell>
          <table:table-cell table:number-columns-repeated="4" office:value-type="float" office:value="6945">
            <text:p>6945</text:p>
          </table:table-cell>
          <table:table-cell table:number-columns-repeated="8" office:value-type="float" office:value="11259">
            <text:p>11259</text:p>
          </table:table-cell>
          <table:table-cell table:number-columns-repeated="2" office:value-type="float" office:value="22490">
            <text:p>22490</text:p>
          </table:table-cell>
          <table:table-cell table:number-columns-repeated="16" office:value-type="float" office:value="24134">
            <text:p>24134</text:p>
          </table:table-cell>
          <table:table-cell table:number-columns-repeated="24" office:value-type="float" office:value="44894">
            <text:p>44894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248.24805295577">
            <text:p>1248,24805296</text:p>
          </table:table-cell>
          <table:table-cell table:style-name="ce1" office:value-type="float" office:value="1184.334020601">
            <text:p>1184,33402060</text:p>
          </table:table-cell>
          <table:table-cell table:style-name="ce1" office:value-type="float" office:value="1248.93876202306">
            <text:p>1248,93876202</text:p>
          </table:table-cell>
          <table:table-cell table:style-name="ce1" office:value-type="float" office:value="1282.82796643781">
            <text:p>1282,82796644</text:p>
          </table:table-cell>
          <table:table-cell table:style-name="ce1" office:value-type="float" office:value="1233.34595722438">
            <text:p>1233,34595722</text:p>
          </table:table-cell>
          <table:table-cell table:style-name="ce1" office:value-type="float" office:value="1164.0903996312">
            <text:p>1164,09039963</text:p>
          </table:table-cell>
          <table:table-cell table:style-name="ce1" office:value-type="float" office:value="1250.21809269077">
            <text:p>1250,21809269</text:p>
          </table:table-cell>
          <table:table-cell table:style-name="ce1" office:value-type="float" office:value="1145.33355816622">
            <text:p>1145,33355817</text:p>
          </table:table-cell>
          <table:table-cell table:style-name="ce1" office:value-type="float" office:value="1209.49583686798">
            <text:p>1209,49583687</text:p>
          </table:table-cell>
          <table:table-cell table:style-name="ce1" office:value-type="float" office:value="1230.61885973859">
            <text:p>1230,61885974</text:p>
          </table:table-cell>
          <table:table-cell table:style-name="ce1" office:value-type="float" office:value="1139.9101425696">
            <text:p>1139,91014257</text:p>
          </table:table-cell>
          <table:table-cell table:style-name="ce1" office:value-type="float" office:value="1168.60638803663">
            <text:p>1168,60638804</text:p>
          </table:table-cell>
          <table:table-cell table:style-name="ce1" office:value-type="float" office:value="1195.73308786339">
            <text:p>1195,73308786</text:p>
          </table:table-cell>
          <table:table-cell table:style-name="ce1" office:value-type="float" office:value="1290.16465183073">
            <text:p>1290,16465183</text:p>
          </table:table-cell>
          <table:table-cell table:style-name="ce1" office:value-type="float" office:value="1255.85458586912">
            <text:p>1255,85458587</text:p>
          </table:table-cell>
          <table:table-cell table:style-name="ce1" office:value-type="float" office:value="1300.67900356808">
            <text:p>1300,67900357</text:p>
          </table:table-cell>
          <table:table-cell table:style-name="ce1" office:value-type="float" office:value="1323.55152867161">
            <text:p>1323,55152867</text:p>
          </table:table-cell>
          <table:table-cell table:style-name="ce1" office:value-type="float" office:value="1013.03417406411">
            <text:p>1013,03417406</text:p>
          </table:table-cell>
          <table:table-cell table:style-name="ce1" office:value-type="float" office:value="1047.0375426088">
            <text:p>1047,03754261</text:p>
          </table:table-cell>
          <table:table-cell table:style-name="ce1" office:value-type="float" office:value="1068.12073136652">
            <text:p>1068,12073137</text:p>
          </table:table-cell>
          <table:table-cell table:number-columns-repeated="2" table:style-name="ce1" office:value-type="float" office:value="981.853570569055">
            <text:p>981,85357057</text:p>
          </table:table-cell>
          <table:table-cell table:style-name="ce1" office:value-type="float" office:value="1098.31093138341">
            <text:p>1098,31093138</text:p>
          </table:table-cell>
          <table:table-cell table:style-name="ce1" office:value-type="float" office:value="1302.19430752055">
            <text:p>1302,19430752</text:p>
          </table:table-cell>
          <table:table-cell table:style-name="ce1" office:value-type="float" office:value="1413.54872427974">
            <text:p>1413,54872428</text:p>
          </table:table-cell>
          <table:table-cell table:style-name="ce1" office:value-type="float" office:value="1267.22768367149">
            <text:p>1267,22768367</text:p>
          </table:table-cell>
          <table:table-cell table:style-name="ce1" office:value-type="float" office:value="1255.14725232196">
            <text:p>1255,14725232</text:p>
          </table:table-cell>
          <table:table-cell table:style-name="ce1" office:value-type="float" office:value="1272.78879839637">
            <text:p>1272,78879840</text:p>
          </table:table-cell>
          <table:table-cell table:style-name="ce1" office:value-type="float" office:value="1278.56161488221">
            <text:p>1278,56161488</text:p>
          </table:table-cell>
          <table:table-cell table:style-name="ce1" office:value-type="float" office:value="1361.98696271568">
            <text:p>1361,98696272</text:p>
          </table:table-cell>
          <table:table-cell table:style-name="ce1" office:value-type="float" office:value="1247.73260847315">
            <text:p>1247,73260847</text:p>
          </table:table-cell>
          <table:table-cell table:style-name="ce1" office:value-type="float" office:value="1203.46031367525">
            <text:p>1203,46031368</text:p>
          </table:table-cell>
          <table:table-cell table:style-name="ce1" office:value-type="float" office:value="1217.27993646302">
            <text:p>1217,27993646</text:p>
          </table:table-cell>
          <table:table-cell table:style-name="ce1" office:value-type="float" office:value="1284.8417192407">
            <text:p>1284,84171924</text:p>
          </table:table-cell>
          <table:table-cell table:style-name="ce1" office:value-type="float" office:value="1099.89679760255">
            <text:p>1099,89679760</text:p>
          </table:table-cell>
          <table:table-cell table:style-name="ce1" office:value-type="float" office:value="968.77361576379">
            <text:p>968,77361576</text:p>
          </table:table-cell>
          <table:table-cell table:style-name="ce1" office:value-type="float" office:value="1289.81082541778">
            <text:p>1289,81082542</text:p>
          </table:table-cell>
          <table:table-cell table:style-name="ce1" office:value-type="float" office:value="1296.03061333274">
            <text:p>1296,03061333</text:p>
          </table:table-cell>
          <table:table-cell table:style-name="ce1" office:value-type="float" office:value="1194.41354269842">
            <text:p>1194,41354270</text:p>
          </table:table-cell>
          <table:table-cell table:style-name="ce1" office:value-type="float" office:value="1122.94007108512">
            <text:p>1122,94007109</text:p>
          </table:table-cell>
          <table:table-cell table:style-name="ce1" office:value-type="float" office:value="1115.172751821">
            <text:p>1115,17275182</text:p>
          </table:table-cell>
          <table:table-cell table:style-name="ce1" office:value-type="float" office:value="1144.52262619347">
            <text:p>1144,52262619</text:p>
          </table:table-cell>
          <table:table-cell table:style-name="ce1" office:value-type="float" office:value="1159.65734714592">
            <text:p>1159,65734715</text:p>
          </table:table-cell>
          <table:table-cell table:style-name="ce1" office:value-type="float" office:value="1155.64438001975">
            <text:p>1155,64438002</text:p>
          </table:table-cell>
          <table:table-cell table:style-name="ce1" office:value-type="float" office:value="1136.04919278912">
            <text:p>1136,04919279</text:p>
          </table:table-cell>
          <table:table-cell table:style-name="ce1" office:value-type="float" office:value="1122.52008234205">
            <text:p>1122,52008234</text:p>
          </table:table-cell>
          <table:table-cell table:style-name="ce1" office:value-type="float" office:value="1092.60161151651">
            <text:p>1092,60161152</text:p>
          </table:table-cell>
          <table:table-cell table:style-name="ce1" office:value-type="float" office:value="1460.80860826238">
            <text:p>1460,80860826</text:p>
          </table:table-cell>
          <table:table-cell table:style-name="ce1" office:value-type="float" office:value="1313.46220285008">
            <text:p>1313,46220285</text:p>
          </table:table-cell>
          <table:table-cell table:style-name="ce1" office:value-type="float" office:value="1240.65592363431">
            <text:p>1240,65592363</text:p>
          </table:table-cell>
          <table:table-cell table:style-name="ce1" office:value-type="float" office:value="1243.6888758957">
            <text:p>1243,68887590</text:p>
          </table:table-cell>
          <table:table-cell table:style-name="ce1" office:value-type="float" office:value="1227.36712525435">
            <text:p>1227,36712525</text:p>
          </table:table-cell>
          <table:table-cell table:style-name="ce1" office:value-type="float" office:value="1332.28170787336">
            <text:p>1332,28170787</text:p>
          </table:table-cell>
          <table:table-cell table:style-name="ce1" office:value-type="float" office:value="1243.69706841658">
            <text:p>1243,69706842</text:p>
          </table:table-cell>
          <table:table-cell table:style-name="ce1" office:value-type="float" office:value="1133.77447958287">
            <text:p>1133,77447958</text:p>
          </table:table-cell>
          <table:table-cell table:style-name="ce1" office:value-type="float" office:value="1292.46782861258">
            <text:p>1292,46782861</text:p>
          </table:table-cell>
          <table:table-cell table:style-name="ce1" office:value-type="float" office:value="1240.50017326373">
            <text:p>1240,50017326</text:p>
          </table:table-cell>
          <table:table-cell table:style-name="ce1" office:value-type="float" office:value="1110.4399481277">
            <text:p>1110,43994813</text:p>
          </table:table-cell>
          <table:table-cell table:style-name="ce1" office:value-type="float" office:value="1110.24480502381">
            <text:p>1110,24480502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943">
            <text:p>943</text:p>
          </table:table-cell>
          <table:table-cell office:value-type="float" office:value="2194">
            <text:p>2194</text:p>
          </table:table-cell>
          <table:table-cell office:value-type="float" office:value="3464">
            <text:p>3464</text:p>
          </table:table-cell>
          <table:table-cell office:value-type="float" office:value="4694">
            <text:p>4694</text:p>
          </table:table-cell>
          <table:table-cell office:value-type="float" office:value="5944">
            <text:p>5944</text:p>
          </table:table-cell>
          <table:table-cell office:value-type="float" office:value="7225">
            <text:p>7225</text:p>
          </table:table-cell>
          <table:table-cell office:value-type="float" office:value="8520">
            <text:p>8520</text:p>
          </table:table-cell>
          <table:table-cell office:value-type="float" office:value="9813">
            <text:p>9813</text:p>
          </table:table-cell>
          <table:table-cell office:value-type="float" office:value="11116">
            <text:p>11116</text:p>
          </table:table-cell>
          <table:table-cell office:value-type="float" office:value="12375">
            <text:p>12375</text:p>
          </table:table-cell>
          <table:table-cell office:value-type="float" office:value="13644">
            <text:p>13644</text:p>
          </table:table-cell>
          <table:table-cell office:value-type="float" office:value="14933">
            <text:p>14933</text:p>
          </table:table-cell>
          <table:table-cell office:value-type="float" office:value="16234">
            <text:p>16234</text:p>
          </table:table-cell>
          <table:table-cell office:value-type="float" office:value="17507">
            <text:p>17507</text:p>
          </table:table-cell>
          <table:table-cell office:value-type="float" office:value="18769">
            <text:p>18769</text:p>
          </table:table-cell>
          <table:table-cell office:value-type="float" office:value="20056">
            <text:p>20056</text:p>
          </table:table-cell>
          <table:table-cell office:value-type="float" office:value="21317">
            <text:p>21317</text:p>
          </table:table-cell>
          <table:table-cell office:value-type="float" office:value="22594">
            <text:p>22594</text:p>
          </table:table-cell>
          <table:table-cell office:value-type="float" office:value="23897">
            <text:p>23897</text:p>
          </table:table-cell>
          <table:table-cell office:value-type="float" office:value="25201">
            <text:p>25201</text:p>
          </table:table-cell>
          <table:table-cell office:value-type="float" office:value="26498">
            <text:p>26498</text:p>
          </table:table-cell>
          <table:table-cell office:value-type="float" office:value="27799">
            <text:p>27799</text:p>
          </table:table-cell>
          <table:table-cell office:value-type="float" office:value="29112">
            <text:p>29112</text:p>
          </table:table-cell>
          <table:table-cell office:value-type="float" office:value="30390">
            <text:p>30390</text:p>
          </table:table-cell>
          <table:table-cell office:value-type="float" office:value="31678">
            <text:p>31678</text:p>
          </table:table-cell>
          <table:table-cell office:value-type="float" office:value="32955">
            <text:p>32955</text:p>
          </table:table-cell>
          <table:table-cell office:value-type="float" office:value="34225">
            <text:p>34225</text:p>
          </table:table-cell>
          <table:table-cell office:value-type="float" office:value="35511">
            <text:p>35511</text:p>
          </table:table-cell>
          <table:table-cell office:value-type="float" office:value="36791">
            <text:p>36791</text:p>
          </table:table-cell>
          <table:table-cell office:value-type="float" office:value="38064">
            <text:p>38064</text:p>
          </table:table-cell>
          <table:table-cell office:value-type="float" office:value="39339">
            <text:p>39339</text:p>
          </table:table-cell>
          <table:table-cell office:value-type="float" office:value="40625">
            <text:p>40625</text:p>
          </table:table-cell>
          <table:table-cell office:value-type="float" office:value="41934">
            <text:p>41934</text:p>
          </table:table-cell>
          <table:table-cell office:value-type="float" office:value="43222">
            <text:p>43222</text:p>
          </table:table-cell>
          <table:table-cell office:value-type="float" office:value="44502">
            <text:p>44502</text:p>
          </table:table-cell>
          <table:table-cell office:value-type="float" office:value="45821">
            <text:p>45821</text:p>
          </table:table-cell>
          <table:table-cell office:value-type="float" office:value="47131">
            <text:p>47131</text:p>
          </table:table-cell>
          <table:table-cell office:value-type="float" office:value="48395">
            <text:p>48395</text:p>
          </table:table-cell>
          <table:table-cell office:value-type="float" office:value="49696">
            <text:p>49696</text:p>
          </table:table-cell>
          <table:table-cell office:value-type="float" office:value="51010">
            <text:p>51010</text:p>
          </table:table-cell>
          <table:table-cell office:value-type="float" office:value="52291">
            <text:p>52291</text:p>
          </table:table-cell>
          <table:table-cell office:value-type="float" office:value="53579">
            <text:p>53579</text:p>
          </table:table-cell>
          <table:table-cell office:value-type="float" office:value="54893">
            <text:p>54893</text:p>
          </table:table-cell>
          <table:table-cell office:value-type="float" office:value="56190">
            <text:p>56190</text:p>
          </table:table-cell>
          <table:table-cell office:value-type="float" office:value="57469">
            <text:p>57469</text:p>
          </table:table-cell>
          <table:table-cell office:value-type="float" office:value="58777">
            <text:p>58777</text:p>
          </table:table-cell>
          <table:table-cell office:value-type="float" office:value="60065">
            <text:p>60065</text:p>
          </table:table-cell>
          <table:table-cell office:value-type="float" office:value="61341">
            <text:p>61341</text:p>
          </table:table-cell>
          <table:table-cell office:value-type="float" office:value="62620">
            <text:p>62620</text:p>
          </table:table-cell>
          <table:table-cell office:value-type="float" office:value="63915">
            <text:p>63915</text:p>
          </table:table-cell>
          <table:table-cell office:value-type="float" office:value="65188">
            <text:p>65188</text:p>
          </table:table-cell>
          <table:table-cell office:value-type="float" office:value="66478">
            <text:p>66478</text:p>
          </table:table-cell>
          <table:table-cell office:value-type="float" office:value="67777">
            <text:p>67777</text:p>
          </table:table-cell>
          <table:table-cell office:value-type="float" office:value="69084">
            <text:p>69084</text:p>
          </table:table-cell>
          <table:table-cell office:value-type="float" office:value="70392">
            <text:p>70392</text:p>
          </table:table-cell>
          <table:table-cell office:value-type="float" office:value="71680">
            <text:p>71680</text:p>
          </table:table-cell>
          <table:table-cell office:value-type="float" office:value="72956">
            <text:p>72956</text:p>
          </table:table-cell>
          <table:table-cell office:value-type="float" office:value="74253">
            <text:p>74253</text:p>
          </table:table-cell>
          <table:table-cell office:value-type="float" office:value="75559">
            <text:p>75559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979.853321252027">
            <text:p>979,85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2886.97487642528">
            <text:p>2886,97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>
            <draw:frame table:end-cell-address="Hoja1.E25" table:end-x="2.038cm" table:end-y="0.332cm" draw:z-index="0" draw:style-name="gr1" svg:width="16.567cm" svg:height="6.999cm" svg:x="0.58cm" svg:y="0.108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06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568cm" svg:height="7cm" chart:class="chart:scatter" chart:style-name="ch1">
        <chart:title svg:x="4.421cm" svg:y="0.141cm" chart:style-name="ch2">
          <text:p>Prueba#0 - Costo en función de Tiempo</text:p>
        </chart:title>
        <chart:legend chart:legend-position="end" svg:x="14.847cm" svg:y="3.193cm" chart:style-name="ch3"/>
        <chart:plot-area chart:style-name="ch4" table:cell-range-address="Hoja1.A1:Hoja1.BH2" chart:data-source-has-labels="column" svg:x="0.461cm" svg:y="0.784cm" svg:width="14.055cm" svg:height="5.996cm">
          <chart:axis chart:dimension="x" chart:name="primary-x" chart:style-name="ch5">
            <chart:title svg:x="6.174cm" svg:y="6.323cm" chart:style-name="ch6">
              <text:p>Tiempo(milisegundos</text:p>
            </chart:title>
          </chart:axis>
          <chart:axis chart:dimension="y" chart:name="primary-y" chart:style-name="ch7">
            <chart:title svg:x="0.332cm" svg:y="3.92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198.78623741362">
                <text:p>1198.78623741362</text:p>
              </table:table-cell>
              <table:table-cell office:value-type="float" office:value="1061.16886871178">
                <text:p>1061.16886871178</text:p>
              </table:table-cell>
              <table:table-cell office:value-type="float" office:value="1061.16886871178">
                <text:p>1061.16886871178</text:p>
              </table:table-cell>
              <table:table-cell office:value-type="float" office:value="1061.16886871178">
                <text:p>1061.16886871178</text:p>
              </table:table-cell>
              <table:table-cell office:value-type="float" office:value="1061.16886871178">
                <text:p>1061.16886871178</text:p>
              </table:table-cell>
              <table:table-cell office:value-type="float" office:value="1043.01963606993">
                <text:p>1043.01963606993</text:p>
              </table:table-cell>
              <table:table-cell office:value-type="float" office:value="1043.01963606993">
                <text:p>1043.01963606993</text:p>
              </table:table-cell>
              <table:table-cell office:value-type="float" office:value="1043.01963606993">
                <text:p>1043.01963606993</text:p>
              </table:table-cell>
              <table:table-cell office:value-type="float" office:value="1043.01963606993">
                <text:p>1043.01963606993</text:p>
              </table:table-cell>
              <table:table-cell office:value-type="float" office:value="1038.34468512782">
                <text:p>1038.34468512782</text:p>
              </table:table-cell>
              <table:table-cell office:value-type="float" office:value="1038.34468512782">
                <text:p>1038.34468512782</text:p>
              </table:table-cell>
              <table:table-cell office:value-type="float" office:value="1038.34468512782">
                <text:p>1038.34468512782</text:p>
              </table:table-cell>
              <table:table-cell office:value-type="float" office:value="1038.34468512782">
                <text:p>1038.34468512782</text:p>
              </table:table-cell>
              <table:table-cell office:value-type="float" office:value="1038.34468512782">
                <text:p>1038.34468512782</text:p>
              </table:table-cell>
              <table:table-cell office:value-type="float" office:value="1038.34468512782">
                <text:p>1038.34468512782</text:p>
              </table:table-cell>
              <table:table-cell office:value-type="float" office:value="1038.34468512782">
                <text:p>1038.34468512782</text:p>
              </table:table-cell>
              <table:table-cell office:value-type="float" office:value="1038.34468512782">
                <text:p>1038.34468512782</text:p>
              </table:table-cell>
              <table:table-cell office:value-type="float" office:value="987.090498173794">
                <text:p>987.090498173794</text:p>
              </table:table-cell>
              <table:table-cell office:value-type="float" office:value="987.090498173794">
                <text:p>987.090498173794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65.951120051198">
                <text:p>965.951120051198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  <table:table-cell office:value-type="float" office:value="935.818720797489">
                <text:p>935.818720797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